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/>
    </style:style>
    <style:style style:name="ce3" style:family="table-cell" style:parent-style-name="Default"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6" table:number-columns-repeated="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/>
          <table:table-cell table:style-name="ce3" office:value-type="string" calcext:value-type="string">
            <text:p>Scale:</text:p>
          </table:table-cell>
          <table:table-cell table:style-name="ce3" office:value-type="float" office:value="0.75" calcext:value-type="float">
            <text:p>0.75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oncept.png</text:p>
          </table:table-cell>
          <table:table-cell office:value-type="string" calcext:value-type="string">
            <text:p>C:\Users\henkj\IOT\DesigningHousingsInFreeCAD\images\01-concept\concept.png</text:p>
          </table:table-cell>
          <table:table-cell office:value-type="float" office:value="1488" calcext:value-type="float">
            <text:p>1488</text:p>
          </table:table-cell>
          <table:table-cell office:value-type="float" office:value="617" calcext:value-type="float">
            <text:p>617</text:p>
          </table:table-cell>
          <table:table-cell/>
          <table:table-cell table:formula="of:=&quot;  &lt;img src=&quot;&amp;CHAR(34)&amp;SUBSTITUTE(SUBSTITUTE([.B2];&quot;C:\Users\henkj\IOT\DesigningHousingsInFreeCAD&quot;;&quot;.&quot;);&quot;\&quot;;&quot;/&quot;)&amp; CHAR(34) &amp; &quot; alt=&quot;&amp;CHAR(34)&amp;UPPER(LEFT(SUBSTITUTE([.A2];&quot;.png&quot;;&quot;&quot;);1))&amp;LOWER(MID(SUBSTITUTE(SUBSTITUTE([.A2];&quot;.png&quot;;&quot;&quot;);&quot;-&quot;;&quot; &quot;);2;255))&amp;CHAR(34)&amp;&quot; width=&quot;&amp;CHAR(34)&amp;ROUND([.C2]*[.$G$1])&amp;CHAR(34)&amp;&quot;&gt;&quot;" office:value-type="string" office:string-value="  &lt;img src=&quot;./images/01-concept/concept.png&quot; alt=&quot;Concept&quot; width=&quot;1116&quot;&gt;" calcext:value-type="string">
            <text:p>  &lt;img src="./images/01-concept/concept.png" alt="Concept" width="111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images\01-concept\housing-bottom.png</text:p>
          </table:table-cell>
          <table:table-cell office:value-type="float" office:value="1047" calcext:value-type="float">
            <text:p>1047</text:p>
          </table:table-cell>
          <table:table-cell office:value-type="float" office:value="625" calcext:value-type="float">
            <text:p>625</text:p>
          </table:table-cell>
          <table:table-cell/>
          <table:table-cell table:formula="of:=&quot;  &lt;img src=&quot;&amp;CHAR(34)&amp;SUBSTITUTE(SUBSTITUTE([.B3];&quot;C:\Users\henkj\IOT\DesigningHousingsInFreeCAD&quot;;&quot;.&quot;);&quot;\&quot;;&quot;/&quot;)&amp; CHAR(34) &amp; &quot; alt=&quot;&amp;CHAR(34)&amp;UPPER(LEFT(SUBSTITUTE([.A3];&quot;.png&quot;;&quot;&quot;);1))&amp;LOWER(MID(SUBSTITUTE(SUBSTITUTE([.A3];&quot;.png&quot;;&quot;&quot;);&quot;-&quot;;&quot; &quot;);2;255))&amp;CHAR(34)&amp;&quot; width=&quot;&amp;CHAR(34)&amp;ROUND([.C3]*[.$G$1])&amp;CHAR(34)&amp;&quot;&gt;&quot;" office:value-type="string" office:string-value="  &lt;img src=&quot;./images/01-concept/housing-bottom.png&quot; alt=&quot;Housing bottom&quot; width=&quot;785&quot;&gt;" calcext:value-type="string">
            <text:p>  &lt;img src="./images/01-concept/housing-bottom.png" alt="Housing bottom" width="7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images\01-concept\housing-top.png</text:p>
          </table:table-cell>
          <table:table-cell office:value-type="float" office:value="1048" calcext:value-type="float">
            <text:p>1048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];&quot;C:\Users\henkj\IOT\DesigningHousingsInFreeCAD&quot;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images/01-concept/housing-top.png&quot; alt=&quot;Housing top&quot; width=&quot;786&quot;&gt;" calcext:value-type="string">
            <text:p>  &lt;img src="./images/01-concept/housing-top.png" alt="Housing top" width="78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1-concept\housing.png</text:p>
          </table:table-cell>
          <table:table-cell office:value-type="float" office:value="852" calcext:value-type="float">
            <text:p>852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5];&quot;C:\Users\henkj\IOT\DesigningHousingsInFreeCAD&quot;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images/01-concept/housing.png&quot; alt=&quot;Housing&quot; width=&quot;639&quot;&gt;" calcext:value-type="string">
            <text:p>  &lt;img src="./images/01-concept/housing.png" alt="Housing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1-concept\result.png</text:p>
          </table:table-cell>
          <table:table-cell office:value-type="float" office:value="894" calcext:value-type="float">
            <text:p>894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&quot;  &lt;img src=&quot;&amp;CHAR(34)&amp;SUBSTITUTE(SUBSTITUTE([.B6];&quot;C:\Users\henkj\IOT\DesigningHousingsInFreeCAD&quot;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images/01-concept/result.png&quot; alt=&quot;Result&quot; width=&quot;671&quot;&gt;" calcext:value-type="string">
            <text:p>  &lt;img src="./images/01-concept/result.png" alt="Result" width="67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images\01-concept\separation-bottom.png</text:p>
          </table:table-cell>
          <table:table-cell office:value-type="float" office:value="780" calcext:value-type="float">
            <text:p>780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&quot;  &lt;img src=&quot;&amp;CHAR(34)&amp;SUBSTITUTE(SUBSTITUTE([.B7];&quot;C:\Users\henkj\IOT\DesigningHousingsInFreeCAD&quot;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images/01-concept/separation-bottom.png&quot; alt=&quot;Separation bottom&quot; width=&quot;585&quot;&gt;" calcext:value-type="string">
            <text:p>  &lt;img src="./images/01-concept/separation-bottom.png" alt="Separation bottom" width="58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1-concept\separation-top.png</text:p>
          </table:table-cell>
          <table:table-cell office:value-type="float" office:value="881" calcext:value-type="float">
            <text:p>881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&quot;  &lt;img src=&quot;&amp;CHAR(34)&amp;SUBSTITUTE(SUBSTITUTE([.B8];&quot;C:\Users\henkj\IOT\DesigningHousingsInFreeCAD&quot;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images/01-concept/separation-top.png&quot; alt=&quot;Separation top&quot; width=&quot;661&quot;&gt;" calcext:value-type="string">
            <text:p>  &lt;img src="./images/01-concept/separation-top.png" alt="Separation top" width="661"&gt;</text:p>
          </table:table-cell>
          <table:table-cell table:number-columns-repeated="8"/>
          <table:table-cell table:style-name="ce4" office:value-type="string" calcext:value-type="string">
            <text:p>  &lt;img src="./images/01-concept/concept.png" alt="Concept" width="600"&gt; </text:p>
          </table:table-cell>
        </table:table-row>
        <table:table-row table:style-name="ro1">
          <table:table-cell office:value-type="string" calcext:value-type="string">
            <text:p>modifying-housing.png</text:p>
          </table:table-cell>
          <table:table-cell office:value-type="string" calcext:value-type="string">
            <text:p>C:\Users\henkj\IOT\DesigningHousingsInFreeCAD\images\02-making-modifications\modifying-housing.png</text:p>
          </table:table-cell>
          <table:table-cell office:value-type="float" office:value="923" calcext:value-type="float">
            <text:p>92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9];&quot;C:\Users\henkj\IOT\DesigningHousingsInFreeCAD&quot;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images/02-making-modifications/modifying-housing.png&quot; alt=&quot;Modifying housing&quot; width=&quot;692&quot;&gt;" calcext:value-type="string">
            <text:p>  &lt;img src="./images/02-making-modifications/modifying-housing.png" alt="Modifying housing" width="69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2-making-modifications\result.png</text:p>
          </table:table-cell>
          <table:table-cell office:value-type="float" office:value="958" calcext:value-type="float">
            <text:p>95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10];&quot;C:\Users\henkj\IOT\DesigningHousingsInFreeCAD&quot;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images/02-making-modifications/result.png&quot; alt=&quot;Result&quot; width=&quot;719&quot;&gt;" calcext:value-type="string">
            <text:p>  &lt;img src="./images/02-making-modifications/result.png" alt="Result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ng-housing.png</text:p>
          </table:table-cell>
          <table:table-cell office:value-type="string" calcext:value-type="string">
            <text:p>C:\Users\henkj\IOT\DesigningHousingsInFreeCAD\images\02-making-modifications\selecting-housing.png</text:p>
          </table:table-cell>
          <table:table-cell office:value-type="float" office:value="829" calcext:value-type="float">
            <text:p>829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&quot;  &lt;img src=&quot;&amp;CHAR(34)&amp;SUBSTITUTE(SUBSTITUTE([.B11];&quot;C:\Users\henkj\IOT\DesigningHousingsInFreeCAD&quot;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images/02-making-modifications/selecting-housing.png&quot; alt=&quot;Selecting housing&quot; width=&quot;622&quot;&gt;" calcext:value-type="string">
            <text:p>  &lt;img src="./images/02-making-modifications/selecting-housing.png" alt="Selecting housing" width="6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fferent-orientations.png</text:p>
          </table:table-cell>
          <table:table-cell office:value-type="string" calcext:value-type="string">
            <text:p>C:\Users\henkj\IOT\DesigningHousingsInFreeCAD\images\03-maintaining-colors\different-orientations.png</text:p>
          </table:table-cell>
          <table:table-cell office:value-type="float" office:value="1152" calcext:value-type="float">
            <text:p>1152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&quot;  &lt;img src=&quot;&amp;CHAR(34)&amp;SUBSTITUTE(SUBSTITUTE([.B12];&quot;C:\Users\henkj\IOT\DesigningHousingsInFreeCAD&quot;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images/03-maintaining-colors/different-orientations.png&quot; alt=&quot;Different orientations&quot; width=&quot;864&quot;&gt;" calcext:value-type="string">
            <text:p>  &lt;img src="./images/03-maintaining-colors/different-orientations.png" alt="Different orientations" width="86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ine-shape.png</text:p>
          </table:table-cell>
          <table:table-cell office:value-type="string" calcext:value-type="string">
            <text:p>C:\Users\henkj\IOT\DesigningHousingsInFreeCAD\images\03-maintaining-colors\refine-shape.png</text:p>
          </table:table-cell>
          <table:table-cell office:value-type="float" office:value="1166" calcext:value-type="float">
            <text:p>1166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&quot;  &lt;img src=&quot;&amp;CHAR(34)&amp;SUBSTITUTE(SUBSTITUTE([.B13];&quot;C:\Users\henkj\IOT\DesigningHousingsInFreeCAD&quot;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images/03-maintaining-colors/refine-shape.png&quot; alt=&quot;Refine shape&quot; width=&quot;875&quot;&gt;" calcext:value-type="string">
            <text:p>  &lt;img src="./images/03-maintaining-colors/refine-shape.png" alt="Refine shape" width="8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.png</text:p>
          </table:table-cell>
          <table:table-cell office:value-type="string" calcext:value-type="string">
            <text:p>C:\Users\henkj\IOT\DesigningHousingsInFreeCAD\images\03-maintaining-colors\result.png</text:p>
          </table:table-cell>
          <table:table-cell office:value-type="float" office:value="969" calcext:value-type="float">
            <text:p>969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&quot;  &lt;img src=&quot;&amp;CHAR(34)&amp;SUBSTITUTE(SUBSTITUTE([.B14];&quot;C:\Users\henkj\IOT\DesigningHousingsInFreeCAD&quot;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images/03-maintaining-colors/result.png&quot; alt=&quot;Result&quot; width=&quot;727&quot;&gt;" calcext:value-type="string">
            <text:p>  &lt;img src="./images/03-maintaining-colors/result.png" alt="Result" width="7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ng-sketches-to-skeleton.png</text:p>
          </table:table-cell>
          <table:table-cell office:value-type="string" calcext:value-type="string">
            <text:p>C:\Users\henkj\IOT\DesigningHousingsInFreeCAD\images\05-skeleton-body\adding-sketches-to-skeleton.png</text:p>
          </table:table-cell>
          <table:table-cell office:value-type="float" office:value="1140" calcext:value-type="float">
            <text:p>1140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15];&quot;C:\Users\henkj\IOT\DesigningHousingsInFreeCAD&quot;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images/05-skeleton-body/adding-sketches-to-skeleton.png&quot; alt=&quot;Adding sketches to skeleton&quot; width=&quot;855&quot;&gt;" calcext:value-type="string">
            <text:p>  &lt;img src="./images/05-skeleton-body/adding-sketches-to-skeleton.png" alt="Adding sketches to skeleton" width="85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-on-datumplane.png</text:p>
          </table:table-cell>
          <table:table-cell office:value-type="string" calcext:value-type="string">
            <text:p>C:\Users\henkj\IOT\DesigningHousingsInFreeCAD\images\05-skeleton-body\create-sketch-on-datumplane.png</text:p>
          </table:table-cell>
          <table:table-cell office:value-type="float" office:value="1002" calcext:value-type="float">
            <text:p>1002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16];&quot;C:\Users\henkj\IOT\DesigningHousingsInFreeCAD&quot;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images/05-skeleton-body/create-sketch-on-datumplane.png&quot; alt=&quot;Create sketch on datumplane&quot; width=&quot;752&quot;&gt;" calcext:value-type="string">
            <text:p>  &lt;img src="./images/05-skeleton-body/create-sketch-on-datumplane.png" alt="Create sketch on datumplane" width="7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to-drive-the-model.png</text:p>
          </table:table-cell>
          <table:table-cell office:value-type="string" calcext:value-type="string">
            <text:p>C:\Users\henkj\IOT\DesigningHousingsInFreeCAD\images\05-skeleton-body\datum-plane-to-drive-the-model.png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17];&quot;C:\Users\henkj\IOT\DesigningHousingsInFreeCAD&quot;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images/05-skeleton-body/datum-plane-to-drive-the-model.png&quot; alt=&quot;Datum plane to drive the model&quot; width=&quot;375&quot;&gt;" calcext:value-type="string">
            <text:p>  &lt;img src="./images/05-skeleton-body/datum-plane-to-drive-the-model.png" alt="Datum plane to drive the model" width="3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fine-first-datumplane.png</text:p>
          </table:table-cell>
          <table:table-cell office:value-type="string" calcext:value-type="string">
            <text:p>C:\Users\henkj\IOT\DesigningHousingsInFreeCAD\images\05-skeleton-body\define-first-datumplane.png</text:p>
          </table:table-cell>
          <table:table-cell office:value-type="float" office:value="1656" calcext:value-type="float">
            <text:p>1656</text:p>
          </table:table-cell>
          <table:table-cell office:value-type="float" office:value="891" calcext:value-type="float">
            <text:p>891</text:p>
          </table:table-cell>
          <table:table-cell/>
          <table:table-cell table:formula="of:=&quot;  &lt;img src=&quot;&amp;CHAR(34)&amp;SUBSTITUTE(SUBSTITUTE([.B18];&quot;C:\Users\henkj\IOT\DesigningHousingsInFreeCAD&quot;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images/05-skeleton-body/define-first-datumplane.png&quot; alt=&quot;Define first datumplane&quot; width=&quot;1242&quot;&gt;" calcext:value-type="string">
            <text:p>  &lt;img src="./images/05-skeleton-body/define-first-datumplane.png" alt="Define first datumplane" width="124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images\05-skeleton-body\drawing-base-sketch.png</text:p>
          </table:table-cell>
          <table:table-cell office:value-type="float" office:value="1071" calcext:value-type="float">
            <text:p>1071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&quot;  &lt;img src=&quot;&amp;CHAR(34)&amp;SUBSTITUTE(SUBSTITUTE([.B19];&quot;C:\Users\henkj\IOT\DesigningHousingsInFreeCAD&quot;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images/05-skeleton-body/drawing-base-sketch.png&quot; alt=&quot;Drawing base sketch&quot; width=&quot;803&quot;&gt;" calcext:value-type="string">
            <text:p>  &lt;img src="./images/05-skeleton-body/drawing-base-sketch.png" alt="Drawing base sketch" width="80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up-to-the-next-plane.png</text:p>
          </table:table-cell>
          <table:table-cell office:value-type="string" calcext:value-type="string">
            <text:p>C:\Users\henkj\IOT\DesigningHousingsInFreeCAD\images\05-skeleton-body\extrude-up-to-the-next-plane.png</text:p>
          </table:table-cell>
          <table:table-cell office:value-type="float" office:value="1032" calcext:value-type="float">
            <text:p>1032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&quot;  &lt;img src=&quot;&amp;CHAR(34)&amp;SUBSTITUTE(SUBSTITUTE([.B20];&quot;C:\Users\henkj\IOT\DesigningHousingsInFreeCAD&quot;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images/05-skeleton-body/extrude-up-to-the-next-plane.png&quot; alt=&quot;Extrude up to the next plane&quot; width=&quot;774&quot;&gt;" calcext:value-type="string">
            <text:p>  &lt;img src="./images/05-skeleton-body/extrude-up-to-the-next-plane.png" alt="Extrude up to the next plane" width="77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-closed.png</text:p>
          </table:table-cell>
          <table:table-cell office:value-type="string" calcext:value-type="string">
            <text:p>C:\Users\henkj\IOT\DesigningHousingsInFreeCAD\images\05-skeleton-body\final-result-original-closed.png</text:p>
          </table:table-cell>
          <table:table-cell office:value-type="float" office:value="1049" calcext:value-type="float">
            <text:p>1049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&quot;  &lt;img src=&quot;&amp;CHAR(34)&amp;SUBSTITUTE(SUBSTITUTE([.B21];&quot;C:\Users\henkj\IOT\DesigningHousingsInFreeCAD&quot;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images/05-skeleton-body/final-result-original-closed.png&quot; alt=&quot;Final result original closed&quot; width=&quot;787&quot;&gt;" calcext:value-type="string">
            <text:p>  &lt;img src="./images/05-skeleton-body/final-result-original-closed.png" alt="Final result original closed" width="78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result-original.png</text:p>
          </table:table-cell>
          <table:table-cell office:value-type="string" calcext:value-type="string">
            <text:p>C:\Users\henkj\IOT\DesigningHousingsInFreeCAD\images\05-skeleton-body\final-result-original.png</text:p>
          </table:table-cell>
          <table:table-cell office:value-type="float" office:value="961" calcext:value-type="float">
            <text:p>961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&quot;  &lt;img src=&quot;&amp;CHAR(34)&amp;SUBSTITUTE(SUBSTITUTE([.B22];&quot;C:\Users\henkj\IOT\DesigningHousingsInFreeCAD&quot;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images/05-skeleton-body/final-result-original.png&quot; alt=&quot;Final result original&quot; width=&quot;721&quot;&gt;" calcext:value-type="string">
            <text:p>  &lt;img src="./images/05-skeleton-body/final-result-original.png" alt="Final result original" width="72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images\05-skeleton-body\housing-completed.png</text:p>
          </table:table-cell>
          <table:table-cell office:value-type="float" office:value="1045" calcext:value-type="float">
            <text:p>1045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23];&quot;C:\Users\henkj\IOT\DesigningHousingsInFreeCAD&quot;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images/05-skeleton-body/housing-completed.png&quot; alt=&quot;Housing completed&quot; width=&quot;784&quot;&gt;" calcext:value-type="string">
            <text:p>  &lt;img src="./images/05-skeleton-body/housing-completed.png" alt="Housing completed" width="78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wing-base-sketch.png</text:p>
          </table:table-cell>
          <table:table-cell office:value-type="string" calcext:value-type="string">
            <text:p>C:\Users\henkj\IOT\DesigningHousingsInFreeCAD\images\05-skeleton-body\old\drawing-base-sketch.png</text:p>
          </table:table-cell>
          <table:table-cell office:value-type="float" office:value="1096" calcext:value-type="float">
            <text:p>1096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&quot;  &lt;img src=&quot;&amp;CHAR(34)&amp;SUBSTITUTE(SUBSTITUTE([.B24];&quot;C:\Users\henkj\IOT\DesigningHousingsInFreeCAD&quot;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images/05-skeleton-body/old/drawing-base-sketch.png&quot; alt=&quot;Drawing base sketch&quot; width=&quot;822&quot;&gt;" calcext:value-type="string">
            <text:p>  &lt;img src="./images/05-skeleton-body/old/drawing-base-sketch.png" alt="Drawing base sketch" width="8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trude-base-until-right-plane.png</text:p>
          </table:table-cell>
          <table:table-cell office:value-type="string" calcext:value-type="string">
            <text:p>C:\Users\henkj\IOT\DesigningHousingsInFreeCAD\images\05-skeleton-body\old\extrude-base-until-right-plane.png</text:p>
          </table:table-cell>
          <table:table-cell office:value-type="float" office:value="1117" calcext:value-type="float">
            <text:p>1117</text:p>
          </table:table-cell>
          <table:table-cell office:value-type="float" office:value="630" calcext:value-type="float">
            <text:p>630</text:p>
          </table:table-cell>
          <table:table-cell/>
          <table:table-cell table:formula="of:=&quot;  &lt;img src=&quot;&amp;CHAR(34)&amp;SUBSTITUTE(SUBSTITUTE([.B25];&quot;C:\Users\henkj\IOT\DesigningHousingsInFreeCAD&quot;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images/05-skeleton-body/old/extrude-base-until-right-plane.png&quot; alt=&quot;Extrude base until right plane&quot; width=&quot;838&quot;&gt;" calcext:value-type="string">
            <text:p>  &lt;img src="./images/05-skeleton-body/old/extrude-base-until-right-plane.png" alt="Extrude base until right plane" width="83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separated.png</text:p>
          </table:table-cell>
          <table:table-cell office:value-type="string" calcext:value-type="string">
            <text:p>C:\Users\henkj\IOT\DesigningHousingsInFreeCAD\images\05-skeleton-body\old\housing-separated.png</text:p>
          </table:table-cell>
          <table:table-cell office:value-type="float" office:value="1127" calcext:value-type="float">
            <text:p>1127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&quot;  &lt;img src=&quot;&amp;CHAR(34)&amp;SUBSTITUTE(SUBSTITUTE([.B26];&quot;C:\Users\henkj\IOT\DesigningHousingsInFreeCAD&quot;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images/05-skeleton-body/old/housing-separated.png&quot; alt=&quot;Housing separated&quot; width=&quot;845&quot;&gt;" calcext:value-type="string">
            <text:p>  &lt;img src="./images/05-skeleton-body/old/housing-separated.png" alt="Housing separated" width="84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5-skeleton-body\old\housing.png</text:p>
          </table:table-cell>
          <table:table-cell office:value-type="float" office:value="930" calcext:value-type="float">
            <text:p>930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7];&quot;C:\Users\henkj\IOT\DesigningHousingsInFreeCAD&quot;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images/05-skeleton-body/old/housing.png&quot; alt=&quot;Housing&quot; width=&quot;698&quot;&gt;" calcext:value-type="string">
            <text:p>  &lt;img src="./images/05-skeleton-body/old/housing.png" alt="Housing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s-base-created.png</text:p>
          </table:table-cell>
          <table:table-cell office:value-type="string" calcext:value-type="string">
            <text:p>C:\Users\henkj\IOT\DesigningHousingsInFreeCAD\images\05-skeleton-body\old\hs-base-created.png</text:p>
          </table:table-cell>
          <table:table-cell office:value-type="float" office:value="1143" calcext:value-type="float">
            <text:p>1143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&quot;  &lt;img src=&quot;&amp;CHAR(34)&amp;SUBSTITUTE(SUBSTITUTE([.B28];&quot;C:\Users\henkj\IOT\DesigningHousingsInFreeCAD&quot;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images/05-skeleton-body/old/hs-base-created.png&quot; alt=&quot;Hs base created&quot; width=&quot;857&quot;&gt;" calcext:value-type="string">
            <text:p>  &lt;img src="./images/05-skeleton-body/old/hs-base-created.png" alt="Hs base created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k-to-other-sketch.png</text:p>
          </table:table-cell>
          <table:table-cell office:value-type="string" calcext:value-type="string">
            <text:p>C:\Users\henkj\IOT\DesigningHousingsInFreeCAD\images\05-skeleton-body\old\link-to-other-sketch.png</text:p>
          </table:table-cell>
          <table:table-cell office:value-type="float" office:value="995" calcext:value-type="float">
            <text:p>995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&quot;  &lt;img src=&quot;&amp;CHAR(34)&amp;SUBSTITUTE(SUBSTITUTE([.B29];&quot;C:\Users\henkj\IOT\DesigningHousingsInFreeCAD&quot;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images/05-skeleton-body/old/link-to-other-sketch.png&quot; alt=&quot;Link to other sketch&quot; width=&quot;746&quot;&gt;" calcext:value-type="string">
            <text:p>  &lt;img src="./images/05-skeleton-body/old/link-to-other-sketch.png" alt="Link to other sketch" width="74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of-change.png</text:p>
          </table:table-cell>
          <table:table-cell office:value-type="string" calcext:value-type="string">
            <text:p>C:\Users\henkj\IOT\DesigningHousingsInFreeCAD\images\05-skeleton-body\old\result-of-change.png</text:p>
          </table:table-cell>
          <table:table-cell office:value-type="float" office:value="965" calcext:value-type="float">
            <text:p>965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&quot;  &lt;img src=&quot;&amp;CHAR(34)&amp;SUBSTITUTE(SUBSTITUTE([.B30];&quot;C:\Users\henkj\IOT\DesigningHousingsInFreeCAD&quot;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images/05-skeleton-body/old/result-of-change.png&quot; alt=&quot;Result of change&quot; width=&quot;724&quot;&gt;" calcext:value-type="string">
            <text:p>  &lt;img src="./images/05-skeleton-body/old/result-of-change.png" alt="Result of change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.png</text:p>
          </table:table-cell>
          <table:table-cell office:value-type="string" calcext:value-type="string">
            <text:p>C:\Users\henkj\IOT\DesigningHousingsInFreeCAD\images\05-skeleton-body\old\separation-bottom.png</text:p>
          </table:table-cell>
          <table:table-cell office:value-type="float" office:value="1071" calcext:value-type="float">
            <text:p>1071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&quot;  &lt;img src=&quot;&amp;CHAR(34)&amp;SUBSTITUTE(SUBSTITUTE([.B31];&quot;C:\Users\henkj\IOT\DesigningHousingsInFreeCAD&quot;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images/05-skeleton-body/old/separation-bottom.png&quot; alt=&quot;Separation bottom&quot; width=&quot;803&quot;&gt;" calcext:value-type="string">
            <text:p>  &lt;img src="./images/05-skeleton-body/old/separation-bottom.png" alt="Separation bottom" width="80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5-skeleton-body\old\separation-top.png</text:p>
          </table:table-cell>
          <table:table-cell office:value-type="float" office:value="982" calcext:value-type="float">
            <text:p>982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&quot;  &lt;img src=&quot;&amp;CHAR(34)&amp;SUBSTITUTE(SUBSTITUTE([.B32];&quot;C:\Users\henkj\IOT\DesigningHousingsInFreeCAD&quot;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images/05-skeleton-body/old/separation-top.png&quot; alt=&quot;Separation top&quot; width=&quot;737&quot;&gt;" calcext:value-type="string">
            <text:p>  &lt;img src="./images/05-skeleton-body/old/separation-top.png" alt="Separation top" width="73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.png</text:p>
          </table:table-cell>
          <table:table-cell office:value-type="string" calcext:value-type="string">
            <text:p>C:\Users\henkj\IOT\DesigningHousingsInFreeCAD\images\05-skeleton-body\old\shape-binder.png</text:p>
          </table:table-cell>
          <table:table-cell office:value-type="float" office:value="1043" calcext:value-type="float">
            <text:p>1043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&quot;  &lt;img src=&quot;&amp;CHAR(34)&amp;SUBSTITUTE(SUBSTITUTE([.B33];&quot;C:\Users\henkj\IOT\DesigningHousingsInFreeCAD&quot;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images/05-skeleton-body/old/shape-binder.png&quot; alt=&quot;Shape binder&quot; width=&quot;782&quot;&gt;" calcext:value-type="string">
            <text:p>  &lt;img src="./images/05-skeleton-body/old/shape-binder.png" alt="Shape binder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-after-change.png</text:p>
          </table:table-cell>
          <table:table-cell office:value-type="string" calcext:value-type="string">
            <text:p>C:\Users\henkj\IOT\DesigningHousingsInFreeCAD\images\05-skeleton-body\old\sk-front-after-change.png</text:p>
          </table:table-cell>
          <table:table-cell office:value-type="float" office:value="1113" calcext:value-type="float">
            <text:p>1113</text:p>
          </table:table-cell>
          <table:table-cell office:value-type="float" office:value="720" calcext:value-type="float">
            <text:p>720</text:p>
          </table:table-cell>
          <table:table-cell/>
          <table:table-cell table:formula="of:=&quot;  &lt;img src=&quot;&amp;CHAR(34)&amp;SUBSTITUTE(SUBSTITUTE([.B34];&quot;C:\Users\henkj\IOT\DesigningHousingsInFreeCAD&quot;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images/05-skeleton-body/old/sk-front-after-change.png&quot; alt=&quot;Sk front after change&quot; width=&quot;835&quot;&gt;" calcext:value-type="string">
            <text:p>  &lt;img src="./images/05-skeleton-body/old/sk-front-after-change.png" alt="Sk front after change" width="8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front.png</text:p>
          </table:table-cell>
          <table:table-cell office:value-type="string" calcext:value-type="string">
            <text:p>C:\Users\henkj\IOT\DesigningHousingsInFreeCAD\images\05-skeleton-body\old\sk-front.png</text:p>
          </table:table-cell>
          <table:table-cell office:value-type="float" office:value="1134" calcext:value-type="float">
            <text:p>113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35];&quot;C:\Users\henkj\IOT\DesigningHousingsInFreeCAD&quot;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images/05-skeleton-body/old/sk-front.png&quot; alt=&quot;Sk front&quot; width=&quot;851&quot;&gt;" calcext:value-type="string">
            <text:p>  &lt;img src="./images/05-skeleton-body/old/sk-front.png" alt="Sk front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.png</text:p>
          </table:table-cell>
          <table:table-cell office:value-type="string" calcext:value-type="string">
            <text:p>C:\Users\henkj\IOT\DesigningHousingsInFreeCAD\images\05-skeleton-body\old\skeleton.png</text:p>
          </table:table-cell>
          <table:table-cell office:value-type="float" office:value="941" calcext:value-type="float">
            <text:p>94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&quot;  &lt;img src=&quot;&amp;CHAR(34)&amp;SUBSTITUTE(SUBSTITUTE([.B36];&quot;C:\Users\henkj\IOT\DesigningHousingsInFreeCAD&quot;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images/05-skeleton-body/old/skeleton.png&quot; alt=&quot;Skeleton&quot; width=&quot;706&quot;&gt;" calcext:value-type="string">
            <text:p>  &lt;img src="./images/05-skeleton-body/old/skeleton.png" alt="Skeleton" width="70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ing-in-iso-view.png</text:p>
          </table:table-cell>
          <table:table-cell office:value-type="string" calcext:value-type="string">
            <text:p>C:\Users\henkj\IOT\DesigningHousingsInFreeCAD\images\05-skeleton-body\referencing-in-iso-view.png</text:p>
          </table:table-cell>
          <table:table-cell office:value-type="float" office:value="931" calcext:value-type="float">
            <text:p>931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&quot;  &lt;img src=&quot;&amp;CHAR(34)&amp;SUBSTITUTE(SUBSTITUTE([.B37];&quot;C:\Users\henkj\IOT\DesigningHousingsInFreeCAD&quot;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images/05-skeleton-body/referencing-in-iso-view.png&quot; alt=&quot;Referencing in iso view&quot; width=&quot;698&quot;&gt;" calcext:value-type="string">
            <text:p>  &lt;img src="./images/05-skeleton-body/referencing-in-iso-view.png" alt="Referencing in iso view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-open.png</text:p>
          </table:table-cell>
          <table:table-cell office:value-type="string" calcext:value-type="string">
            <text:p>C:\Users\henkj\IOT\DesigningHousingsInFreeCAD\images\05-skeleton-body\result-after-changes-open.png</text:p>
          </table:table-cell>
          <table:table-cell office:value-type="float" office:value="930" calcext:value-type="float">
            <text:p>930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&quot;  &lt;img src=&quot;&amp;CHAR(34)&amp;SUBSTITUTE(SUBSTITUTE([.B38];&quot;C:\Users\henkj\IOT\DesigningHousingsInFreeCAD&quot;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images/05-skeleton-body/result-after-changes-open.png&quot; alt=&quot;Result after changes open&quot; width=&quot;698&quot;&gt;" calcext:value-type="string">
            <text:p>  &lt;img src="./images/05-skeleton-body/result-after-changes-open.png" alt="Result after changes open" width="69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ult-after-changes.png</text:p>
          </table:table-cell>
          <table:table-cell office:value-type="string" calcext:value-type="string">
            <text:p>C:\Users\henkj\IOT\DesigningHousingsInFreeCAD\images\05-skeleton-body\result-after-changes.png</text:p>
          </table:table-cell>
          <table:table-cell office:value-type="float" office:value="949" calcext:value-type="float">
            <text:p>949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&quot;  &lt;img src=&quot;&amp;CHAR(34)&amp;SUBSTITUTE(SUBSTITUTE([.B39];&quot;C:\Users\henkj\IOT\DesigningHousingsInFreeCAD&quot;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images/05-skeleton-body/result-after-changes.png&quot; alt=&quot;Result after changes&quot; width=&quot;712&quot;&gt;" calcext:value-type="string">
            <text:p>  &lt;img src="./images/05-skeleton-body/result-after-changes.png" alt="Result after changes" width="71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completed.png</text:p>
          </table:table-cell>
          <table:table-cell office:value-type="string" calcext:value-type="string">
            <text:p>C:\Users\henkj\IOT\DesigningHousingsInFreeCAD\images\05-skeleton-body\separation-bottom-completed.png</text:p>
          </table:table-cell>
          <table:table-cell office:value-type="float" office:value="862" calcext:value-type="float">
            <text:p>862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&quot;  &lt;img src=&quot;&amp;CHAR(34)&amp;SUBSTITUTE(SUBSTITUTE([.B40];&quot;C:\Users\henkj\IOT\DesigningHousingsInFreeCAD&quot;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images/05-skeleton-body/separation-bottom-completed.png&quot; alt=&quot;Separation bottom completed&quot; width=&quot;647&quot;&gt;" calcext:value-type="string">
            <text:p>  &lt;img src="./images/05-skeleton-body/separation-bottom-completed.png" alt="Separation bottom completed" width="64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shape-binders.png</text:p>
          </table:table-cell>
          <table:table-cell office:value-type="string" calcext:value-type="string">
            <text:p>C:\Users\henkj\IOT\DesigningHousingsInFreeCAD\images\05-skeleton-body\separation-bottom-shape-binders.png</text:p>
          </table:table-cell>
          <table:table-cell office:value-type="float" office:value="872" calcext:value-type="float">
            <text:p>872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&quot;  &lt;img src=&quot;&amp;CHAR(34)&amp;SUBSTITUTE(SUBSTITUTE([.B41];&quot;C:\Users\henkj\IOT\DesigningHousingsInFreeCAD&quot;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images/05-skeleton-body/separation-bottom-shape-binders.png&quot; alt=&quot;Separation bottom shape binders&quot; width=&quot;654&quot;&gt;" calcext:value-type="string">
            <text:p>  &lt;img src="./images/05-skeleton-body/separation-bottom-shape-binders.png" alt="Separation bottom shape binders" width="6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-completed.png</text:p>
          </table:table-cell>
          <table:table-cell office:value-type="string" calcext:value-type="string">
            <text:p>C:\Users\henkj\IOT\DesigningHousingsInFreeCAD\images\05-skeleton-body\separation-top-completed.png</text:p>
          </table:table-cell>
          <table:table-cell office:value-type="float" office:value="958" calcext:value-type="float">
            <text:p>958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&quot;  &lt;img src=&quot;&amp;CHAR(34)&amp;SUBSTITUTE(SUBSTITUTE([.B42];&quot;C:\Users\henkj\IOT\DesigningHousingsInFreeCAD&quot;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images/05-skeleton-body/separation-top-completed.png&quot; alt=&quot;Separation top completed&quot; width=&quot;719&quot;&gt;" calcext:value-type="string">
            <text:p>  &lt;img src="./images/05-skeleton-body/separation-top-completed.png" alt="Separation top completed" width="71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pe-binders.png</text:p>
          </table:table-cell>
          <table:table-cell office:value-type="string" calcext:value-type="string">
            <text:p>C:\Users\henkj\IOT\DesigningHousingsInFreeCAD\images\05-skeleton-body\shape-binders.png</text:p>
          </table:table-cell>
          <table:table-cell office:value-type="float" office:value="655" calcext:value-type="float">
            <text:p>655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43];&quot;C:\Users\henkj\IOT\DesigningHousingsInFreeCAD&quot;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images/05-skeleton-body/shape-binders.png&quot; alt=&quot;Shape binders&quot; width=&quot;491&quot;&gt;" calcext:value-type="string">
            <text:p>  &lt;img src="./images/05-skeleton-body/shape-binders.png" alt="Shape binders" width="4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-rim-trj.png</text:p>
          </table:table-cell>
          <table:table-cell office:value-type="string" calcext:value-type="string">
            <text:p>C:\Users\henkj\IOT\DesigningHousingsInFreeCAD\images\05-skeleton-body\sk-rim-trj.png</text:p>
          </table:table-cell>
          <table:table-cell office:value-type="float" office:value="725" calcext:value-type="float">
            <text:p>72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&quot;  &lt;img src=&quot;&amp;CHAR(34)&amp;SUBSTITUTE(SUBSTITUTE([.B44];&quot;C:\Users\henkj\IOT\DesigningHousingsInFreeCAD&quot;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images/05-skeleton-body/sk-rim-trj.png&quot; alt=&quot;Sk rim trj&quot; width=&quot;544&quot;&gt;" calcext:value-type="string">
            <text:p>  &lt;img src="./images/05-skeleton-body/sk-rim-trj.png" alt="Sk rim trj" width="54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images\05-skeleton-body\sketches-in-skeleton.png</text:p>
          </table:table-cell>
          <table:table-cell office:value-type="float" office:value="651" calcext:value-type="float">
            <text:p>651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&quot;  &lt;img src=&quot;&amp;CHAR(34)&amp;SUBSTITUTE(SUBSTITUTE([.B45];&quot;C:\Users\henkj\IOT\DesigningHousingsInFreeCAD&quot;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images/05-skeleton-body/sketches-in-skeleton.png&quot; alt=&quot;Sketches in skeleton&quot; width=&quot;488&quot;&gt;" calcext:value-type="string">
            <text:p>  &lt;img src="./images/05-skeleton-body/sketches-in-skeleton.png" alt="Sketches in skeleton" width="4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-small.png</text:p>
          </table:table-cell>
          <table:table-cell office:value-type="string" calcext:value-type="string">
            <text:p>C:\Users\henkj\IOT\DesigningHousingsInFreeCAD\images\06-check-model\check-geometry-button-small.png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table:formula="of:=&quot;  &lt;img src=&quot;&amp;CHAR(34)&amp;SUBSTITUTE(SUBSTITUTE([.B46];&quot;C:\Users\henkj\IOT\DesigningHousingsInFreeCAD&quot;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images/06-check-model/check-geometry-button-small.png&quot; alt=&quot;Check geometry button small&quot; width=&quot;17&quot;&gt;" calcext:value-type="string">
            <text:p>  &lt;img src="./images/06-check-model/check-geometry-button-small.png" alt="Check geometry button small" width="1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ck-geometry-button.png</text:p>
          </table:table-cell>
          <table:table-cell office:value-type="string" calcext:value-type="string">
            <text:p>C:\Users\henkj\IOT\DesigningHousingsInFreeCAD\images\06-check-model\check-geometry-button.png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table:formula="of:=&quot;  &lt;img src=&quot;&amp;CHAR(34)&amp;SUBSTITUTE(SUBSTITUTE([.B47];&quot;C:\Users\henkj\IOT\DesigningHousingsInFreeCAD&quot;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images/06-check-model/check-geometry-button.png&quot; alt=&quot;Check geometry button&quot; width=&quot;23&quot;&gt;" calcext:value-type="string">
            <text:p>  &lt;img src="./images/06-check-model/check-geometry-button.png" alt="Check geometry button" width="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pendency-graph.png</text:p>
          </table:table-cell>
          <table:table-cell office:value-type="string" calcext:value-type="string">
            <text:p>C:\Users\henkj\IOT\DesigningHousingsInFreeCAD\images\06-check-model\dependency-graph.png</text:p>
          </table:table-cell>
          <table:table-cell office:value-type="float" office:value="3973" calcext:value-type="float">
            <text:p>3973</text:p>
          </table:table-cell>
          <table:table-cell office:value-type="float" office:value="2430" calcext:value-type="float">
            <text:p>2430</text:p>
          </table:table-cell>
          <table:table-cell/>
          <table:table-cell table:formula="of:=&quot;  &lt;img src=&quot;&amp;CHAR(34)&amp;SUBSTITUTE(SUBSTITUTE([.B48];&quot;C:\Users\henkj\IOT\DesigningHousingsInFreeCAD&quot;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images/06-check-model/dependency-graph.png&quot; alt=&quot;Dependency graph&quot; width=&quot;2980&quot;&gt;" calcext:value-type="string">
            <text:p>  &lt;img src="./images/06-check-model/dependency-graph.png" alt="Dependency graph" width="29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sistent-section-cut.png</text:p>
          </table:table-cell>
          <table:table-cell office:value-type="string" calcext:value-type="string">
            <text:p>C:\Users\henkj\IOT\DesigningHousingsInFreeCAD\images\06-check-model\persistent-section-cut.png</text:p>
          </table:table-cell>
          <table:table-cell office:value-type="float" office:value="718" calcext:value-type="float">
            <text:p>718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&quot;  &lt;img src=&quot;&amp;CHAR(34)&amp;SUBSTITUTE(SUBSTITUTE([.B49];&quot;C:\Users\henkj\IOT\DesigningHousingsInFreeCAD&quot;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images/06-check-model/persistent-section-cut.png&quot; alt=&quot;Persistent section cut&quot; width=&quot;539&quot;&gt;" calcext:value-type="string">
            <text:p>  &lt;img src="./images/06-check-model/persistent-section-cut.png" alt="Persistent section cut" width="5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icing.png</text:p>
          </table:table-cell>
          <table:table-cell office:value-type="string" calcext:value-type="string">
            <text:p>C:\Users\henkj\IOT\DesigningHousingsInFreeCAD\images\06-check-model\slicing.png</text:p>
          </table:table-cell>
          <table:table-cell office:value-type="float" office:value="1409" calcext:value-type="float">
            <text:p>1409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&quot;  &lt;img src=&quot;&amp;CHAR(34)&amp;SUBSTITUTE(SUBSTITUTE([.B50];&quot;C:\Users\henkj\IOT\DesigningHousingsInFreeCAD&quot;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images/06-check-model/slicing.png&quot; alt=&quot;Slicing&quot; width=&quot;1057&quot;&gt;" calcext:value-type="string">
            <text:p>  &lt;img src="./images/06-check-model/slicing.png" alt="Slicing" width="10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bottom.png</text:p>
          </table:table-cell>
          <table:table-cell office:value-type="string" calcext:value-type="string">
            <text:p>C:\Users\henkj\IOT\DesigningHousingsInFreeCAD\images\07-referencing-components\final-housing-bottom.png</text:p>
          </table:table-cell>
          <table:table-cell office:value-type="float" office:value="1652" calcext:value-type="float">
            <text:p>1652</text:p>
          </table:table-cell>
          <table:table-cell office:value-type="float" office:value="653" calcext:value-type="float">
            <text:p>653</text:p>
          </table:table-cell>
          <table:table-cell/>
          <table:table-cell table:formula="of:=&quot;  &lt;img src=&quot;&amp;CHAR(34)&amp;SUBSTITUTE(SUBSTITUTE([.B51];&quot;C:\Users\henkj\IOT\DesigningHousingsInFreeCAD&quot;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images/07-referencing-components/final-housing-bottom.png&quot; alt=&quot;Final housing bottom&quot; width=&quot;1239&quot;&gt;" calcext:value-type="string">
            <text:p>  &lt;img src="./images/07-referencing-components/final-housing-bottom.png" alt="Final housing bottom" width="12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al-housing-total.png</text:p>
          </table:table-cell>
          <table:table-cell office:value-type="string" calcext:value-type="string">
            <text:p>C:\Users\henkj\IOT\DesigningHousingsInFreeCAD\images\07-referencing-components\final-housing-total.png</text:p>
          </table:table-cell>
          <table:table-cell office:value-type="float" office:value="1655" calcext:value-type="float">
            <text:p>1655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&quot;  &lt;img src=&quot;&amp;CHAR(34)&amp;SUBSTITUTE(SUBSTITUTE([.B52];&quot;C:\Users\henkj\IOT\DesigningHousingsInFreeCAD&quot;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images/07-referencing-components/final-housing-total.png&quot; alt=&quot;Final housing total&quot; width=&quot;1241&quot;&gt;" calcext:value-type="string">
            <text:p>  &lt;img src="./images/07-referencing-components/final-housing-total.png" alt="Final housing total" width="12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ort-components.png</text:p>
          </table:table-cell>
          <table:table-cell office:value-type="string" calcext:value-type="string">
            <text:p>C:\Users\henkj\IOT\DesigningHousingsInFreeCAD\images\07-referencing-components\import-components.png</text:p>
          </table:table-cell>
          <table:table-cell office:value-type="float" office:value="1118" calcext:value-type="float">
            <text:p>1118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&quot;  &lt;img src=&quot;&amp;CHAR(34)&amp;SUBSTITUTE(SUBSTITUTE([.B53];&quot;C:\Users\henkj\IOT\DesigningHousingsInFreeCAD&quot;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images/07-referencing-components/import-components.png&quot; alt=&quot;Import components&quot; width=&quot;839&quot;&gt;" calcext:value-type="string">
            <text:p>  &lt;img src="./images/07-referencing-components/import-components.png" alt="Import components" width="8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ferences-to-components.png</text:p>
          </table:table-cell>
          <table:table-cell office:value-type="string" calcext:value-type="string">
            <text:p>C:\Users\henkj\IOT\DesigningHousingsInFreeCAD\images\07-referencing-components\references-to-components.png</text:p>
          </table:table-cell>
          <table:table-cell office:value-type="float" office:value="1110" calcext:value-type="float">
            <text:p>1110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&quot;  &lt;img src=&quot;&amp;CHAR(34)&amp;SUBSTITUTE(SUBSTITUTE([.B54];&quot;C:\Users\henkj\IOT\DesigningHousingsInFreeCAD&quot;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images/07-referencing-components/references-to-components.png&quot; alt=&quot;References to components&quot; width=&quot;833&quot;&gt;" calcext:value-type="string">
            <text:p>  &lt;img src="./images/07-referencing-components/references-to-components.png" alt="References to components" width="8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in-skeleton.png</text:p>
          </table:table-cell>
          <table:table-cell office:value-type="string" calcext:value-type="string">
            <text:p>C:\Users\henkj\IOT\DesigningHousingsInFreeCAD\images\07-referencing-components\sketches-in-skeleton.png</text:p>
          </table:table-cell>
          <table:table-cell office:value-type="float" office:value="1149" calcext:value-type="float">
            <text:p>1149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&quot;  &lt;img src=&quot;&amp;CHAR(34)&amp;SUBSTITUTE(SUBSTITUTE([.B55];&quot;C:\Users\henkj\IOT\DesigningHousingsInFreeCAD&quot;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images/07-referencing-components/sketches-in-skeleton.png&quot; alt=&quot;Sketches in skeleton&quot; width=&quot;862&quot;&gt;" calcext:value-type="string">
            <text:p>  &lt;img src="./images/07-referencing-components/sketches-in-skeleton.png" alt="Sketches in skeleton" width="8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tional-sketch.png</text:p>
          </table:table-cell>
          <table:table-cell office:value-type="string" calcext:value-type="string">
            <text:p>C:\Users\henkj\IOT\DesigningHousingsInFreeCAD\images\08-self-tapping-screws\additional-sketch.png</text:p>
          </table:table-cell>
          <table:table-cell office:value-type="float" office:value="1448" calcext:value-type="float">
            <text:p>1448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56];&quot;C:\Users\henkj\IOT\DesigningHousingsInFreeCAD&quot;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images/08-self-tapping-screws/additional-sketch.png&quot; alt=&quot;Additional sketch&quot; width=&quot;1086&quot;&gt;" calcext:value-type="string">
            <text:p>  &lt;img src="./images/08-self-tapping-screws/additional-sketch.png" alt="Additional sketch" width="108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gnment-of-pillar-height.png</text:p>
          </table:table-cell>
          <table:table-cell office:value-type="string" calcext:value-type="string">
            <text:p>C:\Users\henkj\IOT\DesigningHousingsInFreeCAD\images\08-self-tapping-screws\alignment-of-pillar-height.png</text:p>
          </table:table-cell>
          <table:table-cell office:value-type="float" office:value="813" calcext:value-type="float">
            <text:p>81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&quot;  &lt;img src=&quot;&amp;CHAR(34)&amp;SUBSTITUTE(SUBSTITUTE([.B57];&quot;C:\Users\henkj\IOT\DesigningHousingsInFreeCAD&quot;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images/08-self-tapping-screws/alignment-of-pillar-height.png&quot; alt=&quot;Alignment of pillar height&quot; width=&quot;610&quot;&gt;" calcext:value-type="string">
            <text:p>  &lt;img src="./images/08-self-tapping-screws/alignment-of-pillar-height.png" alt="Alignment of pillar height" width="61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datum-plane.png</text:p>
          </table:table-cell>
          <table:table-cell office:value-type="string" calcext:value-type="string">
            <text:p>C:\Users\henkj\IOT\DesigningHousingsInFreeCAD\images\08-self-tapping-screws\create-datum-plane.png</text:p>
          </table:table-cell>
          <table:table-cell office:value-type="float" office:value="1134" calcext:value-type="float">
            <text:p>1134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&quot;  &lt;img src=&quot;&amp;CHAR(34)&amp;SUBSTITUTE(SUBSTITUTE([.B58];&quot;C:\Users\henkj\IOT\DesigningHousingsInFreeCAD&quot;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images/08-self-tapping-screws/create-datum-plane.png&quot; alt=&quot;Create datum plane&quot; width=&quot;851&quot;&gt;" calcext:value-type="string">
            <text:p>  &lt;img src="./images/08-self-tapping-screws/create-datum-plane.png" alt="Create datum plane" width="85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groove.png</text:p>
          </table:table-cell>
          <table:table-cell office:value-type="string" calcext:value-type="string">
            <text:p>C:\Users\henkj\IOT\DesigningHousingsInFreeCAD\images\08-self-tapping-screws\create-groove.png</text:p>
          </table:table-cell>
          <table:table-cell office:value-type="float" office:value="1059" calcext:value-type="float">
            <text:p>1059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&quot;  &lt;img src=&quot;&amp;CHAR(34)&amp;SUBSTITUTE(SUBSTITUTE([.B59];&quot;C:\Users\henkj\IOT\DesigningHousingsInFreeCAD&quot;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images/08-self-tapping-screws/create-groove.png&quot; alt=&quot;Create groove&quot; width=&quot;794&quot;&gt;" calcext:value-type="string">
            <text:p>  &lt;img src="./images/08-self-tapping-screws/create-groove.png" alt="Create groove" width="7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ate-sketch.png</text:p>
          </table:table-cell>
          <table:table-cell office:value-type="string" calcext:value-type="string">
            <text:p>C:\Users\henkj\IOT\DesigningHousingsInFreeCAD\images\08-self-tapping-screws\create-sketch.png</text:p>
          </table:table-cell>
          <table:table-cell office:value-type="float" office:value="435" calcext:value-type="float">
            <text:p>435</text:p>
          </table:table-cell>
          <table:table-cell office:value-type="float" office:value="608" calcext:value-type="float">
            <text:p>608</text:p>
          </table:table-cell>
          <table:table-cell/>
          <table:table-cell table:formula="of:=&quot;  &lt;img src=&quot;&amp;CHAR(34)&amp;SUBSTITUTE(SUBSTITUTE([.B60];&quot;C:\Users\henkj\IOT\DesigningHousingsInFreeCAD&quot;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images/08-self-tapping-screws/create-sketch.png&quot; alt=&quot;Create sketch&quot; width=&quot;326&quot;&gt;" calcext:value-type="string">
            <text:p>  &lt;img src="./images/08-self-tapping-screws/create-sketch.png" alt="Create sketch" width="32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tum-plane-in-separation-bottom.png</text:p>
          </table:table-cell>
          <table:table-cell office:value-type="string" calcext:value-type="string">
            <text:p>C:\Users\henkj\IOT\DesigningHousingsInFreeCAD\images\08-self-tapping-screws\datum-plane-in-separation-bottom.png</text:p>
          </table:table-cell>
          <table:table-cell office:value-type="float" office:value="1429" calcext:value-type="float">
            <text:p>1429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&quot;  &lt;img src=&quot;&amp;CHAR(34)&amp;SUBSTITUTE(SUBSTITUTE([.B61];&quot;C:\Users\henkj\IOT\DesigningHousingsInFreeCAD&quot;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images/08-self-tapping-screws/datum-plane-in-separation-bottom.png&quot; alt=&quot;Datum plane in separation bottom&quot; width=&quot;1072&quot;&gt;" calcext:value-type="string">
            <text:p>  &lt;img src="./images/08-self-tapping-screws/datum-plane-in-separation-bottom.png" alt="Datum plane in separation bottom" width="107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completed.png</text:p>
          </table:table-cell>
          <table:table-cell office:value-type="string" calcext:value-type="string">
            <text:p>C:\Users\henkj\IOT\DesigningHousingsInFreeCAD\images\08-self-tapping-screws\housing-completed.png</text:p>
          </table:table-cell>
          <table:table-cell office:value-type="float" office:value="878" calcext:value-type="float">
            <text:p>878</text:p>
          </table:table-cell>
          <table:table-cell office:value-type="float" office:value="668" calcext:value-type="float">
            <text:p>668</text:p>
          </table:table-cell>
          <table:table-cell/>
          <table:table-cell table:formula="of:=&quot;  &lt;img src=&quot;&amp;CHAR(34)&amp;SUBSTITUTE(SUBSTITUTE([.B62];&quot;C:\Users\henkj\IOT\DesigningHousingsInFreeCAD&quot;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images/08-self-tapping-screws/housing-completed.png&quot; alt=&quot;Housing completed&quot; width=&quot;659&quot;&gt;" calcext:value-type="string">
            <text:p>  &lt;img src="./images/08-self-tapping-screws/housing-completed.png" alt="Housing completed" width="65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age1.png</text:p>
          </table:table-cell>
          <table:table-cell office:value-type="string" calcext:value-type="string">
            <text:p>C:\Users\henkj\IOT\DesigningHousingsInFreeCAD\images\08-self-tapping-screws\image1.png</text:p>
          </table:table-cell>
          <table:table-cell office:value-type="float" office:value="965" calcext:value-type="float">
            <text:p>965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&quot;  &lt;img src=&quot;&amp;CHAR(34)&amp;SUBSTITUTE(SUBSTITUTE([.B63];&quot;C:\Users\henkj\IOT\DesigningHousingsInFreeCAD&quot;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images/08-self-tapping-screws/image1.png&quot; alt=&quot;Image1&quot; width=&quot;724&quot;&gt;" calcext:value-type="string">
            <text:p>  &lt;img src="./images/08-self-tapping-screws/image1.png" alt="Image1" width="72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holes-in-separation-top.png</text:p>
          </table:table-cell>
          <table:table-cell office:value-type="string" calcext:value-type="string">
            <text:p>C:\Users\henkj\IOT\DesigningHousingsInFreeCAD\images\08-self-tapping-screws\screw-holes-in-separation-top.png</text:p>
          </table:table-cell>
          <table:table-cell office:value-type="float" office:value="963" calcext:value-type="float">
            <text:p>963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&quot;  &lt;img src=&quot;&amp;CHAR(34)&amp;SUBSTITUTE(SUBSTITUTE([.B64];&quot;C:\Users\henkj\IOT\DesigningHousingsInFreeCAD&quot;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images/08-self-tapping-screws/screw-holes-in-separation-top.png&quot; alt=&quot;Screw holes in separation top&quot; width=&quot;722&quot;&gt;" calcext:value-type="string">
            <text:p>  &lt;img src="./images/08-self-tapping-screws/screw-holes-in-separation-top.png" alt="Screw holes in separation top" width="72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rew-pillar-sketch-in-separation-bottom.png</text:p>
          </table:table-cell>
          <table:table-cell office:value-type="string" calcext:value-type="string">
            <text:p>C:\Users\henkj\IOT\DesigningHousingsInFreeCAD\images\08-self-tapping-screws\screw-pillar-sketch-in-separation-bottom.png</text:p>
          </table:table-cell>
          <table:table-cell office:value-type="float" office:value="745" calcext:value-type="float">
            <text:p>745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&quot;  &lt;img src=&quot;&amp;CHAR(34)&amp;SUBSTITUTE(SUBSTITUTE([.B65];&quot;C:\Users\henkj\IOT\DesigningHousingsInFreeCAD&quot;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images/08-self-tapping-screws/screw-pillar-sketch-in-separation-bottom.png&quot; alt=&quot;Screw pillar sketch in separation bottom&quot; width=&quot;559&quot;&gt;" calcext:value-type="string">
            <text:p>  &lt;img src="./images/08-self-tapping-screws/screw-pillar-sketch-in-separation-bottom.png" alt="Screw pillar sketch in separation bottom" width="55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f-tapping-screws.png</text:p>
          </table:table-cell>
          <table:table-cell office:value-type="string" calcext:value-type="string">
            <text:p>C:\Users\henkj\IOT\DesigningHousingsInFreeCAD\images\08-self-tapping-screws\self-tapping-screws.png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table:formula="of:=&quot;  &lt;img src=&quot;&amp;CHAR(34)&amp;SUBSTITUTE(SUBSTITUTE([.B66];&quot;C:\Users\henkj\IOT\DesigningHousingsInFreeCAD&quot;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images/08-self-tapping-screws/self-tapping-screws.png&quot; alt=&quot;Self tapping screws&quot; width=&quot;600&quot;&gt;" calcext:value-type="string">
            <text:p>  &lt;img src="./images/08-self-tapping-screws/self-tapping-screws.png" alt="Self tapping screws" width="60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with-pillars.png</text:p>
          </table:table-cell>
          <table:table-cell office:value-type="string" calcext:value-type="string">
            <text:p>C:\Users\henkj\IOT\DesigningHousingsInFreeCAD\images\08-self-tapping-screws\separation-bottom-with-pillars.png</text:p>
          </table:table-cell>
          <table:table-cell office:value-type="float" office:value="981" calcext:value-type="float">
            <text:p>981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&quot;  &lt;img src=&quot;&amp;CHAR(34)&amp;SUBSTITUTE(SUBSTITUTE([.B67];&quot;C:\Users\henkj\IOT\DesigningHousingsInFreeCAD&quot;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images/08-self-tapping-screws/separation-bottom-with-pillars.png&quot; alt=&quot;Separation bottom with pillars&quot; width=&quot;736&quot;&gt;" calcext:value-type="string">
            <text:p>  &lt;img src="./images/08-self-tapping-screws/separation-bottom-with-pillars.png" alt="Separation bottom with pillars" width="736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leton-sketch-screw-pillar.png</text:p>
          </table:table-cell>
          <table:table-cell office:value-type="string" calcext:value-type="string">
            <text:p>C:\Users\henkj\IOT\DesigningHousingsInFreeCAD\images\08-self-tapping-screws\skeleton-sketch-screw-pillar.png</text:p>
          </table:table-cell>
          <table:table-cell office:value-type="float" office:value="1219" calcext:value-type="float">
            <text:p>1219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&quot;  &lt;img src=&quot;&amp;CHAR(34)&amp;SUBSTITUTE(SUBSTITUTE([.B68];&quot;C:\Users\henkj\IOT\DesigningHousingsInFreeCAD&quot;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images/08-self-tapping-screws/skeleton-sketch-screw-pillar.png&quot; alt=&quot;Skeleton sketch screw pillar&quot; width=&quot;914&quot;&gt;" calcext:value-type="string">
            <text:p>  &lt;img src="./images/08-self-tapping-screws/skeleton-sketch-screw-pillar.png" alt="Skeleton sketch screw pillar" width="91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.png</text:p>
          </table:table-cell>
          <table:table-cell office:value-type="string" calcext:value-type="string">
            <text:p>C:\Users\henkj\IOT\DesigningHousingsInFreeCAD\images\08-self-tapping-screws\warning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69];&quot;C:\Users\henkj\IOT\DesigningHousingsInFreeCAD&quot;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images/08-self-tapping-screws/warning.png&quot; alt=&quot;Warning&quot; width=&quot;779&quot;&gt;" calcext:value-type="string">
            <text:p>  &lt;img src="./images/08-self-tapping-screws/warning.png" alt="Warning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rning2.png</text:p>
          </table:table-cell>
          <table:table-cell office:value-type="string" calcext:value-type="string">
            <text:p>C:\Users\henkj\IOT\DesigningHousingsInFreeCAD\images\08-self-tapping-screws\warning2.png</text:p>
          </table:table-cell>
          <table:table-cell office:value-type="float" office:value="1038" calcext:value-type="float">
            <text:p>10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&quot;  &lt;img src=&quot;&amp;CHAR(34)&amp;SUBSTITUTE(SUBSTITUTE([.B70];&quot;C:\Users\henkj\IOT\DesigningHousingsInFreeCAD&quot;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images/08-self-tapping-screws/warning2.png&quot; alt=&quot;Warning2&quot; width=&quot;779&quot;&gt;" calcext:value-type="string">
            <text:p>  &lt;img src="./images/08-self-tapping-screws/warning2.png" alt="Warning2" width="7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closed.png</text:p>
          </table:table-cell>
          <table:table-cell office:value-type="string" calcext:value-type="string">
            <text:p>C:\Users\henkj\IOT\DesigningHousingsInFreeCAD\images\09-hinge\cross-section-closed.png</text:p>
          </table:table-cell>
          <table:table-cell office:value-type="float" office:value="391" calcext:value-type="float">
            <text:p>391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&quot;  &lt;img src=&quot;&amp;CHAR(34)&amp;SUBSTITUTE(SUBSTITUTE([.B71];&quot;C:\Users\henkj\IOT\DesigningHousingsInFreeCAD&quot;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images/09-hinge/cross-section-closed.png&quot; alt=&quot;Cross section closed&quot; width=&quot;293&quot;&gt;" calcext:value-type="string">
            <text:p>  &lt;img src="./images/09-hinge/cross-section-closed.png" alt="Cross section closed" width="29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ss-section-open.png</text:p>
          </table:table-cell>
          <table:table-cell office:value-type="string" calcext:value-type="string">
            <text:p>C:\Users\henkj\IOT\DesigningHousingsInFreeCAD\images\09-hinge\cross-section-open.png</text:p>
          </table:table-cell>
          <table:table-cell office:value-type="float" office:value="679" calcext:value-type="float">
            <text:p>679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&quot;  &lt;img src=&quot;&amp;CHAR(34)&amp;SUBSTITUTE(SUBSTITUTE([.B72];&quot;C:\Users\henkj\IOT\DesigningHousingsInFreeCAD&quot;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images/09-hinge/cross-section-open.png&quot; alt=&quot;Cross section open&quot; width=&quot;509&quot;&gt;" calcext:value-type="string">
            <text:p>  &lt;img src="./images/09-hinge/cross-section-open.png" alt="Cross section open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closed.png</text:p>
          </table:table-cell>
          <table:table-cell office:value-type="string" calcext:value-type="string">
            <text:p>C:\Users\henkj\IOT\DesigningHousingsInFreeCAD\images\09-hinge\front-view-closed.png</text:p>
          </table:table-cell>
          <table:table-cell office:value-type="float" office:value="854" calcext:value-type="float">
            <text:p>854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&quot;  &lt;img src=&quot;&amp;CHAR(34)&amp;SUBSTITUTE(SUBSTITUTE([.B73];&quot;C:\Users\henkj\IOT\DesigningHousingsInFreeCAD&quot;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images/09-hinge/front-view-closed.png&quot; alt=&quot;Front view closed&quot; width=&quot;641&quot;&gt;" calcext:value-type="string">
            <text:p>  &lt;img src="./images/09-hinge/front-view-closed.png" alt="Front view closed" width="6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nt-view-open.png</text:p>
          </table:table-cell>
          <table:table-cell office:value-type="string" calcext:value-type="string">
            <text:p>C:\Users\henkj\IOT\DesigningHousingsInFreeCAD\images\09-hinge\front-view-open.png</text:p>
          </table:table-cell>
          <table:table-cell office:value-type="float" office:value="925" calcext:value-type="float">
            <text:p>925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&quot;  &lt;img src=&quot;&amp;CHAR(34)&amp;SUBSTITUTE(SUBSTITUTE([.B74];&quot;C:\Users\henkj\IOT\DesigningHousingsInFreeCAD&quot;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images/09-hinge/front-view-open.png&quot; alt=&quot;Front view open&quot; width=&quot;694&quot;&gt;" calcext:value-type="string">
            <text:p>  &lt;img src="./images/09-hinge/front-view-open.png" alt="Front view open" width="6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inge-check.png</text:p>
          </table:table-cell>
          <table:table-cell office:value-type="string" calcext:value-type="string">
            <text:p>C:\Users\henkj\IOT\DesigningHousingsInFreeCAD\images\09-hinge\hinge-check.png</text:p>
          </table:table-cell>
          <table:table-cell office:value-type="float" office:value="679" calcext:value-type="float">
            <text:p>67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&quot;  &lt;img src=&quot;&amp;CHAR(34)&amp;SUBSTITUTE(SUBSTITUTE([.B75];&quot;C:\Users\henkj\IOT\DesigningHousingsInFreeCAD&quot;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images/09-hinge/hinge-check.png&quot; alt=&quot;Hinge check&quot; width=&quot;509&quot;&gt;" calcext:value-type="string">
            <text:p>  &lt;img src="./images/09-hinge/hinge-check.png" alt="Hinge check" width="50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bottom.png</text:p>
          </table:table-cell>
          <table:table-cell office:value-type="string" calcext:value-type="string">
            <text:p>C:\Users\henkj\IOT\DesigningHousingsInFreeCAD\images\09-hinge\housing-bottom.png</text:p>
          </table:table-cell>
          <table:table-cell office:value-type="float" office:value="1138" calcext:value-type="float">
            <text:p>1138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&quot;  &lt;img src=&quot;&amp;CHAR(34)&amp;SUBSTITUTE(SUBSTITUTE([.B76];&quot;C:\Users\henkj\IOT\DesigningHousingsInFreeCAD&quot;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images/09-hinge/housing-bottom.png&quot; alt=&quot;Housing bottom&quot; width=&quot;854&quot;&gt;" calcext:value-type="string">
            <text:p>  &lt;img src="./images/09-hinge/housing-bottom.png" alt="Housing bottom" width="85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1.png</text:p>
          </table:table-cell>
          <table:table-cell office:value-type="string" calcext:value-type="string">
            <text:p>C:\Users\henkj\IOT\DesigningHousingsInFreeCAD\images\09-hinge\housing-external-1.png</text:p>
          </table:table-cell>
          <table:table-cell office:value-type="float" office:value="1267" calcext:value-type="float">
            <text:p>1267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&quot;  &lt;img src=&quot;&amp;CHAR(34)&amp;SUBSTITUTE(SUBSTITUTE([.B77];&quot;C:\Users\henkj\IOT\DesigningHousingsInFreeCAD&quot;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images/09-hinge/housing-external-1.png&quot; alt=&quot;Housing external 1&quot; width=&quot;950&quot;&gt;" calcext:value-type="string">
            <text:p>  &lt;img src="./images/09-hinge/housing-external-1.png" alt="Housing external 1" width="95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2.png</text:p>
          </table:table-cell>
          <table:table-cell office:value-type="string" calcext:value-type="string">
            <text:p>C:\Users\henkj\IOT\DesigningHousingsInFreeCAD\images\09-hinge\housing-external-2.png</text:p>
          </table:table-cell>
          <table:table-cell office:value-type="float" office:value="883" calcext:value-type="float">
            <text:p>883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&quot;  &lt;img src=&quot;&amp;CHAR(34)&amp;SUBSTITUTE(SUBSTITUTE([.B78];&quot;C:\Users\henkj\IOT\DesigningHousingsInFreeCAD&quot;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images/09-hinge/housing-external-2.png&quot; alt=&quot;Housing external 2&quot; width=&quot;662&quot;&gt;" calcext:value-type="string">
            <text:p>  &lt;img src="./images/09-hinge/housing-external-2.png" alt="Housing external 2" width="6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3.png</text:p>
          </table:table-cell>
          <table:table-cell office:value-type="string" calcext:value-type="string">
            <text:p>C:\Users\henkj\IOT\DesigningHousingsInFreeCAD\images\09-hinge\housing-external-3.png</text:p>
          </table:table-cell>
          <table:table-cell office:value-type="float" office:value="1291" calcext:value-type="float">
            <text:p>1291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&quot;  &lt;img src=&quot;&amp;CHAR(34)&amp;SUBSTITUTE(SUBSTITUTE([.B79];&quot;C:\Users\henkj\IOT\DesigningHousingsInFreeCAD&quot;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images/09-hinge/housing-external-3.png&quot; alt=&quot;Housing external 3&quot; width=&quot;968&quot;&gt;" calcext:value-type="string">
            <text:p>  &lt;img src="./images/09-hinge/housing-external-3.png" alt="Housing external 3" width="96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4.png</text:p>
          </table:table-cell>
          <table:table-cell office:value-type="string" calcext:value-type="string">
            <text:p>C:\Users\henkj\IOT\DesigningHousingsInFreeCAD\images\09-hinge\housing-external-4.png</text:p>
          </table:table-cell>
          <table:table-cell office:value-type="float" office:value="1142" calcext:value-type="float">
            <text:p>1142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&quot;  &lt;img src=&quot;&amp;CHAR(34)&amp;SUBSTITUTE(SUBSTITUTE([.B80];&quot;C:\Users\henkj\IOT\DesigningHousingsInFreeCAD&quot;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images/09-hinge/housing-external-4.png&quot; alt=&quot;Housing external 4&quot; width=&quot;857&quot;&gt;" calcext:value-type="string">
            <text:p>  &lt;img src="./images/09-hinge/housing-external-4.png" alt="Housing external 4" width="85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5.png</text:p>
          </table:table-cell>
          <table:table-cell office:value-type="string" calcext:value-type="string">
            <text:p>C:\Users\henkj\IOT\DesigningHousingsInFreeCAD\images\09-hinge\housing-external-5.png</text:p>
          </table:table-cell>
          <table:table-cell office:value-type="float" office:value="1450" calcext:value-type="float">
            <text:p>145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&quot;  &lt;img src=&quot;&amp;CHAR(34)&amp;SUBSTITUTE(SUBSTITUTE([.B81];&quot;C:\Users\henkj\IOT\DesigningHousingsInFreeCAD&quot;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images/09-hinge/housing-external-5.png&quot; alt=&quot;Housing external 5&quot; width=&quot;1088&quot;&gt;" calcext:value-type="string">
            <text:p>  &lt;img src="./images/09-hinge/housing-external-5.png" alt="Housing external 5" width="108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6.png</text:p>
          </table:table-cell>
          <table:table-cell office:value-type="string" calcext:value-type="string">
            <text:p>C:\Users\henkj\IOT\DesigningHousingsInFreeCAD\images\09-hinge\housing-external-6.png</text:p>
          </table:table-cell>
          <table:table-cell office:value-type="float" office:value="431" calcext:value-type="float">
            <text:p>431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&quot;  &lt;img src=&quot;&amp;CHAR(34)&amp;SUBSTITUTE(SUBSTITUTE([.B82];&quot;C:\Users\henkj\IOT\DesigningHousingsInFreeCAD&quot;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images/09-hinge/housing-external-6.png&quot; alt=&quot;Housing external 6&quot; width=&quot;323&quot;&gt;" calcext:value-type="string">
            <text:p>  &lt;img src="./images/09-hinge/housing-external-6.png" alt="Housing external 6" width="3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7.png</text:p>
          </table:table-cell>
          <table:table-cell office:value-type="string" calcext:value-type="string">
            <text:p>C:\Users\henkj\IOT\DesigningHousingsInFreeCAD\images\09-hinge\housing-external-7.png</text:p>
          </table:table-cell>
          <table:table-cell office:value-type="float" office:value="1227" calcext:value-type="float">
            <text:p>1227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&quot;  &lt;img src=&quot;&amp;CHAR(34)&amp;SUBSTITUTE(SUBSTITUTE([.B83];&quot;C:\Users\henkj\IOT\DesigningHousingsInFreeCAD&quot;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images/09-hinge/housing-external-7.png&quot; alt=&quot;Housing external 7&quot; width=&quot;920&quot;&gt;" calcext:value-type="string">
            <text:p>  &lt;img src="./images/09-hinge/housing-external-7.png" alt="Housing external 7" width="9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8.png</text:p>
          </table:table-cell>
          <table:table-cell office:value-type="string" calcext:value-type="string">
            <text:p>C:\Users\henkj\IOT\DesigningHousingsInFreeCAD\images\09-hinge\housing-external-8.png</text:p>
          </table:table-cell>
          <table:table-cell office:value-type="float" office:value="1269" calcext:value-type="float">
            <text:p>1269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&quot;  &lt;img src=&quot;&amp;CHAR(34)&amp;SUBSTITUTE(SUBSTITUTE([.B84];&quot;C:\Users\henkj\IOT\DesigningHousingsInFreeCAD&quot;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images/09-hinge/housing-external-8.png&quot; alt=&quot;Housing external 8&quot; width=&quot;952&quot;&gt;" calcext:value-type="string">
            <text:p>  &lt;img src="./images/09-hinge/housing-external-8.png" alt="Housing external 8" width="95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external-9.png</text:p>
          </table:table-cell>
          <table:table-cell office:value-type="string" calcext:value-type="string">
            <text:p>C:\Users\henkj\IOT\DesigningHousingsInFreeCAD\images\09-hinge\housing-external-9.png</text:p>
          </table:table-cell>
          <table:table-cell office:value-type="float" office:value="1170" calcext:value-type="float">
            <text:p>1170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&quot;  &lt;img src=&quot;&amp;CHAR(34)&amp;SUBSTITUTE(SUBSTITUTE([.B85];&quot;C:\Users\henkj\IOT\DesigningHousingsInFreeCAD&quot;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images/09-hinge/housing-external-9.png&quot; alt=&quot;Housing external 9&quot; width=&quot;878&quot;&gt;" calcext:value-type="string">
            <text:p>  &lt;img src="./images/09-hinge/housing-external-9.png" alt="Housing external 9" width="87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1.png</text:p>
          </table:table-cell>
          <table:table-cell office:value-type="string" calcext:value-type="string">
            <text:p>C:\Users\henkj\IOT\DesigningHousingsInFreeCAD\images\09-hinge\housing-internal-1.png</text:p>
          </table:table-cell>
          <table:table-cell office:value-type="float" office:value="1016" calcext:value-type="float">
            <text:p>1016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&quot;  &lt;img src=&quot;&amp;CHAR(34)&amp;SUBSTITUTE(SUBSTITUTE([.B86];&quot;C:\Users\henkj\IOT\DesigningHousingsInFreeCAD&quot;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images/09-hinge/housing-internal-1.png&quot; alt=&quot;Housing internal 1&quot; width=&quot;762&quot;&gt;" calcext:value-type="string">
            <text:p>  &lt;img src="./images/09-hinge/housing-internal-1.png" alt="Housing internal 1" width="76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2.png</text:p>
          </table:table-cell>
          <table:table-cell office:value-type="string" calcext:value-type="string">
            <text:p>C:\Users\henkj\IOT\DesigningHousingsInFreeCAD\images\09-hinge\housing-internal-2.png</text:p>
          </table:table-cell>
          <table:table-cell office:value-type="float" office:value="1059" calcext:value-type="float">
            <text:p>1059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87];&quot;C:\Users\henkj\IOT\DesigningHousingsInFreeCAD&quot;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images/09-hinge/housing-internal-2.png&quot; alt=&quot;Housing internal 2&quot; width=&quot;794&quot;&gt;" calcext:value-type="string">
            <text:p>  &lt;img src="./images/09-hinge/housing-internal-2.png" alt="Housing internal 2" width="79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internal-3.png</text:p>
          </table:table-cell>
          <table:table-cell office:value-type="string" calcext:value-type="string">
            <text:p>C:\Users\henkj\IOT\DesigningHousingsInFreeCAD\images\09-hinge\housing-internal-3.png</text:p>
          </table:table-cell>
          <table:table-cell office:value-type="float" office:value="1097" calcext:value-type="float">
            <text:p>1097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&quot;  &lt;img src=&quot;&amp;CHAR(34)&amp;SUBSTITUTE(SUBSTITUTE([.B88];&quot;C:\Users\henkj\IOT\DesigningHousingsInFreeCAD&quot;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images/09-hinge/housing-internal-3.png&quot; alt=&quot;Housing internal 3&quot; width=&quot;823&quot;&gt;" calcext:value-type="string">
            <text:p>  &lt;img src="./images/09-hinge/housing-internal-3.png" alt="Housing internal 3" width="82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-top.png</text:p>
          </table:table-cell>
          <table:table-cell office:value-type="string" calcext:value-type="string">
            <text:p>C:\Users\henkj\IOT\DesigningHousingsInFreeCAD\images\09-hinge\housing-top.png</text:p>
          </table:table-cell>
          <table:table-cell office:value-type="float" office:value="979" calcext:value-type="float">
            <text:p>979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&quot;  &lt;img src=&quot;&amp;CHAR(34)&amp;SUBSTITUTE(SUBSTITUTE([.B89];&quot;C:\Users\henkj\IOT\DesigningHousingsInFreeCAD&quot;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images/09-hinge/housing-top.png&quot; alt=&quot;Housing top&quot; width=&quot;734&quot;&gt;" calcext:value-type="string">
            <text:p>  &lt;img src="./images/09-hinge/housing-top.png" alt="Housing top" width="7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using.png</text:p>
          </table:table-cell>
          <table:table-cell office:value-type="string" calcext:value-type="string">
            <text:p>C:\Users\henkj\IOT\DesigningHousingsInFreeCAD\images\09-hinge\housing.png</text:p>
          </table:table-cell>
          <table:table-cell office:value-type="float" office:value="1255" calcext:value-type="float">
            <text:p>1255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&quot;  &lt;img src=&quot;&amp;CHAR(34)&amp;SUBSTITUTE(SUBSTITUTE([.B90];&quot;C:\Users\henkj\IOT\DesigningHousingsInFreeCAD&quot;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images/09-hinge/housing.png&quot; alt=&quot;Housing&quot; width=&quot;941&quot;&gt;" calcext:value-type="string">
            <text:p>  &lt;img src="./images/09-hinge/housing.png" alt="Housing" width="94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tability-test-1.png</text:p>
          </table:table-cell>
          <table:table-cell office:value-type="string" calcext:value-type="string">
            <text:p>C:\Users\henkj\IOT\DesigningHousingsInFreeCAD\images\09-hinge\printability-test-1.png</text:p>
          </table:table-cell>
          <table:table-cell office:value-type="float" office:value="1044" calcext:value-type="float">
            <text:p>1044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&quot;  &lt;img src=&quot;&amp;CHAR(34)&amp;SUBSTITUTE(SUBSTITUTE([.B91];&quot;C:\Users\henkj\IOT\DesigningHousingsInFreeCAD&quot;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images/09-hinge/printability-test-1.png&quot; alt=&quot;Printability test 1&quot; width=&quot;783&quot;&gt;" calcext:value-type="string">
            <text:p>  &lt;img src="./images/09-hinge/printability-test-1.png" alt="Printability test 1" width="78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ar-view-with-hinge.png</text:p>
          </table:table-cell>
          <table:table-cell office:value-type="string" calcext:value-type="string">
            <text:p>C:\Users\henkj\IOT\DesigningHousingsInFreeCAD\images\09-hinge\rear-view-with-hinge.png</text:p>
          </table:table-cell>
          <table:table-cell office:value-type="float" office:value="845" calcext:value-type="float">
            <text:p>845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&quot;  &lt;img src=&quot;&amp;CHAR(34)&amp;SUBSTITUTE(SUBSTITUTE([.B92];&quot;C:\Users\henkj\IOT\DesigningHousingsInFreeCAD&quot;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images/09-hinge/rear-view-with-hinge.png&quot; alt=&quot;Rear view with hinge&quot; width=&quot;634&quot;&gt;" calcext:value-type="string">
            <text:p>  &lt;img src="./images/09-hinge/rear-view-with-hinge.png" alt="Rear view with hinge" width="634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1.png</text:p>
          </table:table-cell>
          <table:table-cell office:value-type="string" calcext:value-type="string">
            <text:p>C:\Users\henkj\IOT\DesigningHousingsInFreeCAD\images\09-hinge\separation-bottom-1.png</text:p>
          </table:table-cell>
          <table:table-cell office:value-type="float" office:value="1567" calcext:value-type="float">
            <text:p>1567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&quot;  &lt;img src=&quot;&amp;CHAR(34)&amp;SUBSTITUTE(SUBSTITUTE([.B93];&quot;C:\Users\henkj\IOT\DesigningHousingsInFreeCAD&quot;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images/09-hinge/separation-bottom-1.png&quot; alt=&quot;Separation bottom 1&quot; width=&quot;1175&quot;&gt;" calcext:value-type="string">
            <text:p>  &lt;img src="./images/09-hinge/separation-bottom-1.png" alt="Separation bottom 1" width="11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2.png</text:p>
          </table:table-cell>
          <table:table-cell office:value-type="string" calcext:value-type="string">
            <text:p>C:\Users\henkj\IOT\DesigningHousingsInFreeCAD\images\09-hinge\separation-bottom-2.png</text:p>
          </table:table-cell>
          <table:table-cell office:value-type="float" office:value="1239" calcext:value-type="float">
            <text:p>1239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&quot;  &lt;img src=&quot;&amp;CHAR(34)&amp;SUBSTITUTE(SUBSTITUTE([.B94];&quot;C:\Users\henkj\IOT\DesigningHousingsInFreeCAD&quot;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images/09-hinge/separation-bottom-2.png&quot; alt=&quot;Separation bottom 2&quot; width=&quot;929&quot;&gt;" calcext:value-type="string">
            <text:p>  &lt;img src="./images/09-hinge/separation-bottom-2.png" alt="Separation bottom 2" width="92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3.png</text:p>
          </table:table-cell>
          <table:table-cell office:value-type="string" calcext:value-type="string">
            <text:p>C:\Users\henkj\IOT\DesigningHousingsInFreeCAD\images\09-hinge\separation-bottom-3.png</text:p>
          </table:table-cell>
          <table:table-cell office:value-type="float" office:value="1043" calcext:value-type="float">
            <text:p>1043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&quot;  &lt;img src=&quot;&amp;CHAR(34)&amp;SUBSTITUTE(SUBSTITUTE([.B95];&quot;C:\Users\henkj\IOT\DesigningHousingsInFreeCAD&quot;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images/09-hinge/separation-bottom-3.png&quot; alt=&quot;Separation bottom 3&quot; width=&quot;782&quot;&gt;" calcext:value-type="string">
            <text:p>  &lt;img src="./images/09-hinge/separation-bottom-3.png" alt="Separation bottom 3" width="78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4.png</text:p>
          </table:table-cell>
          <table:table-cell office:value-type="string" calcext:value-type="string">
            <text:p>C:\Users\henkj\IOT\DesigningHousingsInFreeCAD\images\09-hinge\separation-bottom-4.png</text:p>
          </table:table-cell>
          <table:table-cell office:value-type="float" office:value="987" calcext:value-type="float">
            <text:p>987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&quot;  &lt;img src=&quot;&amp;CHAR(34)&amp;SUBSTITUTE(SUBSTITUTE([.B96];&quot;C:\Users\henkj\IOT\DesigningHousingsInFreeCAD&quot;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images/09-hinge/separation-bottom-4.png&quot; alt=&quot;Separation bottom 4&quot; width=&quot;740&quot;&gt;" calcext:value-type="string">
            <text:p>  &lt;img src="./images/09-hinge/separation-bottom-4.png" alt="Separation bottom 4" width="74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5.png</text:p>
          </table:table-cell>
          <table:table-cell office:value-type="string" calcext:value-type="string">
            <text:p>C:\Users\henkj\IOT\DesigningHousingsInFreeCAD\images\09-hinge\separation-bottom-5.png</text:p>
          </table:table-cell>
          <table:table-cell office:value-type="float" office:value="852" calcext:value-type="float">
            <text:p>852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&quot;  &lt;img src=&quot;&amp;CHAR(34)&amp;SUBSTITUTE(SUBSTITUTE([.B97];&quot;C:\Users\henkj\IOT\DesigningHousingsInFreeCAD&quot;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images/09-hinge/separation-bottom-5.png&quot; alt=&quot;Separation bottom 5&quot; width=&quot;639&quot;&gt;" calcext:value-type="string">
            <text:p>  &lt;img src="./images/09-hinge/separation-bottom-5.png" alt="Separation bottom 5" width="63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6.png</text:p>
          </table:table-cell>
          <table:table-cell office:value-type="string" calcext:value-type="string">
            <text:p>C:\Users\henkj\IOT\DesigningHousingsInFreeCAD\images\09-hinge\separation-bottom-6.png</text:p>
          </table:table-cell>
          <table:table-cell office:value-type="float" office:value="1244" calcext:value-type="float">
            <text:p>1244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&quot;  &lt;img src=&quot;&amp;CHAR(34)&amp;SUBSTITUTE(SUBSTITUTE([.B98];&quot;C:\Users\henkj\IOT\DesigningHousingsInFreeCAD&quot;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images/09-hinge/separation-bottom-6.png&quot; alt=&quot;Separation bottom 6&quot; width=&quot;933&quot;&gt;" calcext:value-type="string">
            <text:p>  &lt;img src="./images/09-hinge/separation-bottom-6.png" alt="Separation bottom 6" width="93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7.png</text:p>
          </table:table-cell>
          <table:table-cell office:value-type="string" calcext:value-type="string">
            <text:p>C:\Users\henkj\IOT\DesigningHousingsInFreeCAD\images\09-hinge\separation-bottom-7.png</text:p>
          </table:table-cell>
          <table:table-cell office:value-type="float" office:value="1013" calcext:value-type="float">
            <text:p>1013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&quot;  &lt;img src=&quot;&amp;CHAR(34)&amp;SUBSTITUTE(SUBSTITUTE([.B99];&quot;C:\Users\henkj\IOT\DesigningHousingsInFreeCAD&quot;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images/09-hinge/separation-bottom-7.png&quot; alt=&quot;Separation bottom 7&quot; width=&quot;760&quot;&gt;" calcext:value-type="string">
            <text:p>  &lt;img src="./images/09-hinge/separation-bottom-7.png" alt="Separation bottom 7" width="76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bottom-8.png</text:p>
          </table:table-cell>
          <table:table-cell office:value-type="string" calcext:value-type="string">
            <text:p>C:\Users\henkj\IOT\DesigningHousingsInFreeCAD\images\09-hinge\separation-bottom-8.png</text:p>
          </table:table-cell>
          <table:table-cell office:value-type="float" office:value="1321" calcext:value-type="float">
            <text:p>1321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&quot;  &lt;img src=&quot;&amp;CHAR(34)&amp;SUBSTITUTE(SUBSTITUTE([.B100];&quot;C:\Users\henkj\IOT\DesigningHousingsInFreeCAD&quot;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images/09-hinge/separation-bottom-8.png&quot; alt=&quot;Separation bottom 8&quot; width=&quot;991&quot;&gt;" calcext:value-type="string">
            <text:p>  &lt;img src="./images/09-hinge/separation-bottom-8.png" alt="Separation bottom 8" width="99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aration-top.png</text:p>
          </table:table-cell>
          <table:table-cell office:value-type="string" calcext:value-type="string">
            <text:p>C:\Users\henkj\IOT\DesigningHousingsInFreeCAD\images\09-hinge\separation-top.png</text:p>
          </table:table-cell>
          <table:table-cell office:value-type="float" office:value="1438" calcext:value-type="float">
            <text:p>1438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&quot;  &lt;img src=&quot;&amp;CHAR(34)&amp;SUBSTITUTE(SUBSTITUTE([.B101];&quot;C:\Users\henkj\IOT\DesigningHousingsInFreeCAD&quot;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images/09-hinge/separation-top.png&quot; alt=&quot;Separation top&quot; width=&quot;1079&quot;&gt;" calcext:value-type="string">
            <text:p>  &lt;img src="./images/09-hinge/separation-top.png" alt="Separation top" width="107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right.png</text:p>
          </table:table-cell>
          <table:table-cell office:value-type="string" calcext:value-type="string">
            <text:p>C:\Users\henkj\IOT\DesigningHousingsInFreeCAD\images\09-hinge\sketch-hinge-right.png</text:p>
          </table:table-cell>
          <table:table-cell office:value-type="float" office:value="702" calcext:value-type="float">
            <text:p>702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&quot;  &lt;img src=&quot;&amp;CHAR(34)&amp;SUBSTITUTE(SUBSTITUTE([.B102];&quot;C:\Users\henkj\IOT\DesigningHousingsInFreeCAD&quot;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images/09-hinge/sketch-hinge-right.png&quot; alt=&quot;Sketch hinge right&quot; width=&quot;527&quot;&gt;" calcext:value-type="string">
            <text:p>  &lt;img src="./images/09-hinge/sketch-hinge-right.png" alt="Sketch hinge right" width="527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-hinge-top.png</text:p>
          </table:table-cell>
          <table:table-cell office:value-type="string" calcext:value-type="string">
            <text:p>C:\Users\henkj\IOT\DesigningHousingsInFreeCAD\images\09-hinge\sketch-hinge-top.png</text:p>
          </table:table-cell>
          <table:table-cell office:value-type="float" office:value="807" calcext:value-type="float">
            <text:p>807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&quot;  &lt;img src=&quot;&amp;CHAR(34)&amp;SUBSTITUTE(SUBSTITUTE([.B103];&quot;C:\Users\henkj\IOT\DesigningHousingsInFreeCAD&quot;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images/09-hinge/sketch-hinge-top.png&quot; alt=&quot;Sketch hinge top&quot; width=&quot;605&quot;&gt;" calcext:value-type="string">
            <text:p>  &lt;img src="./images/09-hinge/sketch-hinge-top.png" alt="Sketch hinge top" width="60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inge.png</text:p>
          </table:table-cell>
          <table:table-cell office:value-type="string" calcext:value-type="string">
            <text:p>C:\Users\henkj\IOT\DesigningHousingsInFreeCAD\images\09-hinge\sketches-hinge.png</text:p>
          </table:table-cell>
          <table:table-cell office:value-type="float" office:value="1399" calcext:value-type="float">
            <text:p>1399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&quot;  &lt;img src=&quot;&amp;CHAR(34)&amp;SUBSTITUTE(SUBSTITUTE([.B104];&quot;C:\Users\henkj\IOT\DesigningHousingsInFreeCAD&quot;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images/09-hinge/sketches-hinge.png&quot; alt=&quot;Sketches hinge&quot; width=&quot;1049&quot;&gt;" calcext:value-type="string">
            <text:p>  &lt;img src="./images/09-hinge/sketches-hinge.png" alt="Sketches hinge" width="1049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ketches-housing.png</text:p>
          </table:table-cell>
          <table:table-cell office:value-type="string" calcext:value-type="string">
            <text:p>C:\Users\henkj\IOT\DesigningHousingsInFreeCAD\images\09-hinge\sketches-housing.png</text:p>
          </table:table-cell>
          <table:table-cell office:value-type="float" office:value="1533" calcext:value-type="float">
            <text:p>1533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&quot;  &lt;img src=&quot;&amp;CHAR(34)&amp;SUBSTITUTE(SUBSTITUTE([.B105];&quot;C:\Users\henkj\IOT\DesigningHousingsInFreeCAD&quot;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images/09-hinge/sketches-housing.png&quot; alt=&quot;Sketches housing&quot; width=&quot;1150&quot;&gt;" calcext:value-type="string">
            <text:p>  &lt;img src="./images/09-hinge/sketches-housing.png" alt="Sketches housing" width="1150"&gt;</text:p>
          </table:table-cell>
          <table:table-cell table:number-columns-repeated="9"/>
        </table:table-row>
        <table:table-row table:style-name="ro1" table:number-rows-repeated="117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1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9:58:38.2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5T21:37:44.495000000</dc:date>
    <meta:editing-duration>PT3H20M45S</meta:editing-duration>
    <meta:editing-cycles>2</meta:editing-cycles>
    <meta:generator>LibreOffice/7.5.4.2$Windows_X86_64 LibreOffice_project/36ccfdc35048b057fd9854c757a8b67ec53977b6</meta:generator>
    <meta:document-statistic meta:table-count="1" meta:cell-count="527" meta:object-count="0"/>
  </office:meta>
</office:document-meta>
</file>